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ffde89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fill="gradient" draw:fill-color="#00cccc" draw:fill-gradient-name="Gradient_20_12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draw:fill="solid" draw:fill-color="#e6e6ff" draw:fill-gradient-name="Gradient_20_8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0cm" fo:min-width="0cm" draw:shadow="hidden"/>
    </style:style>
    <style:style style:name="gr5" style:family="graphic" style:parent-style-name="standard">
      <style:graphic-properties draw:stroke="none" draw:fill="solid" draw:fill-color="#00dcff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draw:fill="solid" draw:fill-color="#23b8dc" draw:textarea-horizontal-align="justify" draw:textarea-vertical-align="middle" draw:auto-grow-height="false" fo:min-height="0cm" fo:min-width="0cm" draw:shadow="hidden"/>
    </style:style>
    <style:style style:name="gr7" style:family="graphic" style:parent-style-name="standard">
      <style:graphic-properties draw:stroke="none" draw:fill-color="#ffde89" draw:textarea-vertical-align="middle" draw:auto-grow-height="false" fo:min-height="0.749cm" fo:min-width="0.499cm" draw:shadow="hidden"/>
    </style:style>
    <style:style style:name="gr8" style:family="graphic" style:parent-style-name="standard">
      <style:graphic-properties draw:stroke="none" draw:fill="gradient" draw:fill-color="#f1b2e1" draw:fill-gradient-name="Gradient_20_1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gradient" draw:fill-color="#f1b2e1" draw:fill-gradient-name="Gradient_20_11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fill="none" draw:fill-color="#ffffff" fo:min-height="1.655cm" draw:shadow="hidden"/>
    </style:style>
    <style:style style:name="gr11" style:family="graphic" style:parent-style-name="standard">
      <style:graphic-properties draw:stroke="none" draw:fill-color="#f1b2e1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stroke="none" svg:stroke-color="#000000" draw:fill="none" draw:fill-color="#ffffff" fo:min-height="1.905cm" draw:shadow="hidden"/>
    </style:style>
    <style:style style:name="gr13" style:family="graphic" style:parent-style-name="standard">
      <style:graphic-properties draw:stroke="none" draw:fill-color="#f1b2e1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draw:fill-color="#00cccc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family="'Nimbus Sans L'" style:font-family-generic="swiss" style:font-pitch="variable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'Nimbus Sans L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3.97cm" svg:x="2.905cm" svg:y="3.54cm">
          <text:p text:style-name="P1"><text:span text:style-name="T1">Input</text:span></text:p>
          <text:p text:style-name="P1"><text:span text:style-name="T1">No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81cm" svg:height="1.27cm" svg:x="12.43cm" svg:y="9.89cm">
          <text:p/>
          <draw:enhanced-geometry svg:viewBox="0 0 21600 21600" draw:text-areas="?f0 0 ?f2 ?f5" draw:type="down-arrow" draw:modifiers="15411.5702479339 6308.265547100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905cm" svg:height="2.54cm" svg:x="18.78cm" svg:y="13.065cm">
          <text:p/>
          <draw:enhanced-geometry svg:viewBox="0 0 21600 21600" draw:text-areas="0 ?f0 ?f5 ?f2" draw:type="right-arrow" draw:modifiers="11097.4036191975 5726.44836272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5.08cm" svg:height="6.35cm" svg:x="20.685cm" svg:y="11.16cm">
          <text:p text:style-name="P1"><text:span text:style-name="T2">Output</text:span></text:p>
          <text:p text:style-name="P1"><text:span text:style-name="T2">n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89cm" svg:height="6.35cm" svg:x="9.89cm" svg:y="11.16cm">
          <text:p text:style-name="P1"><text:span text:style-name="T2">Bottom cluster</text:span></text:p>
          <text:p text:style-name="P1"><text:span text:style-name="T2"/></text:p>
          <text:p text:style-name="P1"><text:span text:style-name="T2">Fast</text:span></text:p>
          <text:p text:style-name="P1"><text:span text:style-name="T2">time consta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8.89cm" svg:height="6.35cm" svg:x="9.89cm" svg:y="3.54cm">
          <text:p text:style-name="P1"><text:span text:style-name="T2">Top cluster</text:span></text:p>
          <text:p text:style-name="P1"><text:span text:style-name="T2"/></text:p>
          <text:p text:style-name="P1"><text:span text:style-name="T2">Slower</text:span></text:p>
          <text:p text:style-name="P1"><text:span text:style-name="T2">time consta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538cm" svg:height="3.176cm" draw:transform="rotate (-1.56957459631939) translate (9.891cm 9.25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8" draw:text-style-name="P2" draw:layer="layout" svg:width="3.175cm" svg:height="5.08cm" svg:x="3.539cm" svg:y="11.795cm">
          <text:p/>
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2" draw:layer="layout" svg:width="3.176cm" svg:height="5.078cm" draw:transform="rotate (3.13862559386081) translate (6.707cm 9.259cm)">
          <text:p/>
          <draw:enhanced-geometry svg:viewBox="0 0 21600 21600" draw:mirror-vertical="false" draw:mirror-horizontal="false" draw:glue-points="10800 2150 0 10800 10800 19890 21600 10800" draw:text-areas="0 4300 21600 21600" draw:type="flowchart-manual-input" draw:enhanced-path="M 0 4300 L 21600 0 21600 21600 0 21600 0 4300 Z N"/>
        </draw:custom-shape>
        <draw:frame draw:style-name="gr10" draw:text-style-name="P2" draw:layer="layout" svg:width="4.445cm" svg:height="2.612cm" svg:x="2.905cm" svg:y="4.738cm">
          <draw:text-box>
            <text:p text:style-name="P1"><text:span text:style-name="T1">More</text:span></text:p>
            <text:p text:style-name="P1"><text:span text:style-name="T1">abstract</text:span></text:p>
            <text:p text:style-name="P1"><text:span text:style-name="T1">input</text:span></text:p>
          </draw:text-box>
        </draw:frame>
        <draw:custom-shape draw:style-name="gr11" draw:text-style-name="P1" draw:layer="layout" svg:width="3.175cm" svg:height="1.905cm" svg:x="6.715cm" svg:y="4.175cm">
          <text:p/>
          <draw:enhanced-geometry svg:viewBox="0 0 21600 21600" draw:text-areas="0 ?f0 ?f5 ?f2" draw:type="right-arrow" draw:modifiers="15292.5619834711 6198.95068205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3.175cm" svg:height="1.905cm" svg:x="6.715cm" svg:y="14.97cm">
          <text:p/>
          <draw:enhanced-geometry svg:viewBox="0 0 21600 21600" draw:text-areas="0 ?f0 ?f5 ?f2" draw:type="right-arrow" draw:modifiers="15292.5619834711 6198.95068205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" draw:layer="layout" svg:width="4.445cm" svg:height="2.612cm" svg:x="2.905cm" svg:y="13.7cm">
          <draw:text-box>
            <text:p text:style-name="P1"><text:span text:style-name="T1">Less</text:span></text:p>
            <text:p text:style-name="P1"><text:span text:style-name="T1">abstract</text:span></text:p>
            <text:p text:style-name="P1"><text:span text:style-name="T1">input</text:span></text:p>
          </draw:text-box>
        </draw:frame>
        <draw:custom-shape draw:style-name="gr13" draw:text-style-name="P2" draw:layer="layout" svg:width="5.08cm" svg:height="1.905cm" svg:x="20.685cm" svg:y="3.54cm">
          <text:p text:style-name="P1"><text:span text:style-name="T1">Separate input</text:span></text:p>
          <draw:enhanced-geometry svg:viewBox="0 0 21600 21600" draw:path-stretchpoint-x="10800" draw:path-stretchpoint-y="10800" draw:text-areas="?f3 ?f4 ?f5 ?f6" draw:type="round-rectangle" draw:modifiers="6425.60335781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1.798cm" svg:x="20.685cm" svg:y="5.792cm">
          <text:p text:style-name="P1"><text:span text:style-name="T1">Uniform input</text:span></text:p>
          <draw:enhanced-geometry svg:viewBox="0 0 21600 21600" draw:path-stretchpoint-x="10800" draw:path-stretchpoint-y="10800" draw:text-areas="?f3 ?f4 ?f5 ?f6" draw:type="round-rectangle" draw:modifiers="7408.115619788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08cm" svg:height="1.905cm" svg:x="20.685cm" svg:y="7.985cm">
          <text:p text:style-name="P1"><text:span text:style-name="T1">Reservoir</text:span></text:p>
          <draw:enhanced-geometry svg:viewBox="0 0 21600 21600" draw:path-stretchpoint-x="10800" draw:path-stretchpoint-y="10800" draw:text-areas="?f3 ?f4 ?f5 ?f6" draw:type="round-rectangle" draw:modifiers="7558.8667366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f1b2e1" draw:end-color="#ffde89" draw:start-intensity="100%" draw:end-intensity="100%" draw:angle="1800" draw:border="0%"/>
    <draw:gradient draw:name="Gradient_20_11" draw:display-name="Gradient 11" draw:style="linear" draw:start-color="#f1b2e1" draw:end-color="#ffde89" draw:start-intensity="100%" draw:end-intensity="100%" draw:angle="0" draw:border="0%"/>
    <draw:gradient draw:name="Gradient_20_12" draw:display-name="Gradient 12" draw:style="linear" draw:start-color="#23b8dc" draw:end-color="#00dc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cccc" draw:end-color="#e6e6ff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333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mco </meta:initial-creator>
    <meta:creation-date>2012-02-27T16:16:05</meta:creation-date>
    <dc:date>2012-06-24T18:59:03</dc:date>
    <dc:creator>remco </dc:creator>
    <meta:editing-duration>PT1H2M59S</meta:editing-duration>
    <meta:editing-cycles>3</meta:editing-cycles>
    <meta:generator>LibreOffice/3.3$Linux LibreOffice_project/330m19$Build-401</meta:generator>
    <meta:document-statistic meta:object-count="16"/>
  </office:meta>
</office:document-meta>
</file>